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" svg:stroke-color="#000000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dc2300"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0" draw:id="id10" draw:layer="layout" svg:width="2.077cm" svg:height="1.191cm" svg:x="0.494cm" svg:y="4.22cm">
          <draw:text-box>
            <text:p text:style-name="P1"><text:span text:style-name="T1">Faces</text:span></text:p>
            <text:p text:style-name="P1"><text:span text:style-name="T1">Request</text:span></text:p>
          </draw:text-box>
        </draw:frame>
        <draw:custom-shape draw:style-name="gr2" draw:text-style-name="P1" xml:id="id1" draw:id="id1" draw:layer="layout" svg:width="3.302cm" svg:height="3.556cm" svg:x="3.537cm" svg:y="3.048cm">
          <text:p text:style-name="P1">Restore</text:p>
          <text:p text:style-name="P1">Vie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839cm" svg:y1="4.826cm" svg:x2="7.555cm" svg:y2="4.826cm" draw:start-shape="id1" draw:start-glue-point="1" draw:end-shape="id2" draw:end-glue-point="3" svg:d="M6839 4826h716" svg:viewBox="0 0 717 1">
          <text:p/>
        </draw:connector>
        <draw:custom-shape draw:style-name="gr2" draw:text-style-name="P1" xml:id="id2" draw:id="id2" draw:layer="layout" svg:width="3.302cm" svg:height="3.556cm" svg:x="7.555cm" svg:y="3.048cm">
          <text:p text:style-name="P1">Apply</text:p>
          <text:p text:style-name="P1">Request</text:p>
          <text:p text:style-name="P1">Value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302cm" svg:height="3.556cm" svg:x="11.555cm" svg:y="3.048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.302cm" svg:height="3.556cm" svg:x="15.555cm" svg:y="3.048cm">
          <text:p text:style-name="P1">Process</text:p>
          <text:p text:style-name="P1">Valida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57cm" svg:y1="4.826cm" svg:x2="11.555cm" svg:y2="4.826cm" draw:start-shape="id2" draw:start-glue-point="1" draw:end-shape="id3" draw:end-glue-point="3" svg:d="M10857 4826h698" svg:viewBox="0 0 699 1">
          <text:p/>
        </draw:connector>
        <draw:connector draw:style-name="gr3" draw:text-style-name="P1" draw:layer="layout" draw:type="line" svg:x1="14.857cm" svg:y1="4.826cm" svg:x2="15.555cm" svg:y2="4.826cm" draw:start-shape="id3" draw:start-glue-point="1" draw:end-shape="id4" draw:end-glue-point="3" svg:d="M14857 4826h698" svg:viewBox="0 0 699 1">
          <text:p/>
        </draw:connector>
        <draw:custom-shape draw:style-name="gr4" draw:text-style-name="P3" xml:id="id5" draw:id="id5" draw:layer="layout" svg:width="3.302cm" svg:height="3.556cm" svg:x="19.555cm" svg:y="3.048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857cm" svg:y1="4.826cm" svg:x2="19.555cm" svg:y2="4.826cm" draw:start-shape="id4" draw:start-glue-point="1" draw:end-shape="id5" draw:end-glue-point="3" svg:d="M18857 4826h698" svg:viewBox="0 0 699 1">
          <text:p/>
        </draw:connector>
        <draw:custom-shape draw:style-name="gr2" draw:text-style-name="P1" xml:id="id6" draw:id="id6" draw:layer="layout" svg:width="3.302cm" svg:height="3.556cm" svg:x="19.555cm" svg:y="10.366cm">
          <text:p text:style-name="P1">Update</text:p>
          <text:p text:style-name="P1">Model</text:p>
          <text:p text:style-name="P1">Valu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206cm" svg:y1="6.604cm" svg:x2="21.206cm" svg:y2="10.366cm" draw:start-shape="id5" draw:start-glue-point="2" draw:end-shape="id6" draw:end-glue-point="0" svg:d="M21206 6604v3762" svg:viewBox="0 0 1 3763">
          <text:p/>
        </draw:connector>
        <draw:custom-shape draw:style-name="gr4" draw:text-style-name="P3" xml:id="id7" draw:id="id7" draw:layer="layout" svg:width="3.302cm" svg:height="3.556cm" svg:x="15.575cm" svg:y="10.366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.555cm" svg:y1="12.144cm" svg:x2="18.877cm" svg:y2="12.144cm" draw:start-shape="id6" draw:start-glue-point="3" draw:end-shape="id7" draw:end-glue-point="1" svg:d="M19555 12144h-678" svg:viewBox="0 0 679 1">
          <text:p/>
        </draw:connector>
        <draw:custom-shape draw:style-name="gr2" draw:text-style-name="P1" xml:id="id8" draw:id="id8" draw:layer="layout" svg:width="3.302cm" svg:height="3.556cm" svg:x="11.555cm" svg:y="10.366cm">
          <text:p text:style-name="P1">Invoke</text:p>
          <text:p text:style-name="P1">Applic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575cm" svg:y1="12.144cm" svg:x2="14.857cm" svg:y2="12.144cm" draw:start-shape="id7" draw:start-glue-point="3" draw:end-shape="id8" draw:end-glue-point="1" svg:d="M15575 12144h-718" svg:viewBox="0 0 719 1">
          <text:p/>
        </draw:connector>
        <draw:custom-shape draw:style-name="gr4" draw:text-style-name="P3" xml:id="id9" draw:id="id9" draw:layer="layout" svg:width="3.302cm" svg:height="3.556cm" svg:x="7.575cm" svg:y="10.366cm">
          <text:p text:style-name="P1"><text:span text:style-name="T2">Process</text:span></text:p>
          <text:p text:style-name="P1"><text:span text:style-name="T2">Even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555cm" svg:y1="12.144cm" svg:x2="10.877cm" svg:y2="12.144cm" draw:start-shape="id8" draw:start-glue-point="3" draw:end-shape="id9" draw:end-glue-point="1" svg:d="M11555 12144h-678" svg:viewBox="0 0 679 1">
          <text:p/>
        </draw:connector>
        <draw:connector draw:style-name="gr3" draw:text-style-name="P1" draw:layer="layout" draw:type="line" svg:x1="2.571cm" svg:y1="4.815cm" svg:x2="3.537cm" svg:y2="4.826cm" draw:start-shape="id10" draw:end-shape="id1" draw:end-glue-point="3" svg:d="M2571 4815l966 11" svg:viewBox="0 0 967 12">
          <text:p/>
        </draw:connector>
        <draw:frame draw:style-name="gr1" draw:text-style-name="P2" xml:id="id12" draw:id="id12" draw:layer="layout" svg:width="2.407cm" svg:height="1.191cm" svg:x="0.448cm" svg:y="11.579cm">
          <draw:text-box>
            <text:p text:style-name="P1"><text:span text:style-name="T1">Faces</text:span></text:p>
            <text:p text:style-name="P1"><text:span text:style-name="T1">Response</text:span></text:p>
          </draw:text-box>
        </draw:frame>
        <draw:connector draw:style-name="gr3" draw:text-style-name="P1" draw:layer="layout" draw:type="line" svg:x1="3.537cm" svg:y1="12.15cm" svg:x2="2.855cm" svg:y2="12.174cm" draw:start-shape="id11" draw:start-glue-point="3" draw:end-shape="id12" draw:end-glue-point="1" svg:d="M3537 12150l-682 24" svg:viewBox="0 0 683 25">
          <text:p/>
        </draw:connector>
        <draw:connector draw:style-name="gr5" draw:text-style-name="P1" draw:layer="layout" svg:x1="13.206cm" svg:y1="6.604cm" svg:x2="5.188cm" svg:y2="10.372cm" draw:start-shape="id3" draw:start-glue-point="2" draw:end-shape="id11" draw:end-glue-point="0" svg:d="M13206 6604v1884h-8018v1884" svg:viewBox="0 0 8019 3769">
          <text:p/>
        </draw:connector>
        <draw:connector draw:style-name="gr5" draw:text-style-name="P1" draw:layer="layout" draw:line-skew="0.138cm" svg:x1="17.226cm" svg:y1="13.922cm" svg:x2="5.188cm" svg:y2="13.928cm" draw:start-shape="id7" draw:start-glue-point="2" draw:end-shape="id11" draw:end-glue-point="2" svg:d="M17226 13922v645h-12038v-639" svg:viewBox="0 0 12039 646">
          <text:p/>
        </draw:connector>
        <draw:frame draw:style-name="gr6" draw:text-style-name="P4" draw:layer="layout" svg:width="3.347cm" svg:height="0.645cm" svg:x="9.859cm" svg:y="7.737cm">
          <draw:text-box>
            <text:p><text:span text:style-name="T3">Render Response</text:span></text:p>
          </draw:text-box>
        </draw:frame>
        <draw:frame draw:style-name="gr6" draw:text-style-name="P4" draw:layer="layout" svg:width="6.488cm" svg:height="0.645cm" svg:x="10.752cm" svg:y="14.03cm">
          <draw:text-box>
            <text:p><text:span text:style-name="T4">Conversion Errors</text:span><text:span text:style-name="T3"> / Render Response</text:span></text:p>
          </draw:text-box>
        </draw:frame>
        <draw:frame draw:style-name="gr6" draw:text-style-name="P4" draw:layer="layout" svg:width="9.379cm" svg:height="0.645cm" svg:x="13.989cm" svg:y="14.769cm">
          <draw:text-box>
            <text:p><text:span text:style-name="T4">Validation Errors / Conversion Errors</text:span><text:span text:style-name="T3"> / Render Response</text:span></text:p>
          </draw:text-box>
        </draw:frame>
        <draw:connector draw:style-name="gr7" draw:text-style-name="P1" draw:layer="layout" svg:x1="22.857cm" svg:y1="4.826cm" svg:x2="5.188cm" svg:y2="15.329cm" draw:start-shape="id5" draw:start-glue-point="1" draw:end-shape="id13" draw:end-glue-point="3" svg:d="M22857 4826h501v10503h-18170" svg:viewBox="0 0 18171 10504">
          <text:p/>
        </draw:connector>
        <draw:connector draw:style-name="gr8" draw:text-style-name="P1" xml:id="id13" draw:id="id13" draw:layer="layout" draw:type="line" svg:x1="5.188cm" svg:y1="14.567cm" svg:x2="5.188cm" svg:y2="15.329cm" svg:d="M5188 14567v762" svg:viewBox="0 0 1 763">
          <text:p/>
        </draw:connector>
        <draw:custom-shape draw:style-name="gr2" draw:text-style-name="P1" xml:id="id11" draw:id="id11" draw:layer="layout" svg:width="3.302cm" svg:height="3.556cm" svg:x="3.537cm" svg:y="10.372cm">
          <text:p text:style-name="P1">Render</text:p>
          <text:p text:style-name="P1">Respons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575cm" svg:y1="12.144cm" svg:x2="6.839cm" svg:y2="12.15cm" draw:start-shape="id9" draw:start-glue-point="3" draw:end-shape="id11" draw:end-glue-point="1" svg:d="M7575 12144l-736 6" svg:viewBox="0 0 737 7">
          <text:p/>
        </draw:connector>
        <draw:connector draw:style-name="gr5" draw:text-style-name="P1" draw:layer="layout" svg:x1="13.206cm" svg:y1="3.048cm" svg:x2="16.682cm" svg:y2="2.52cm" draw:start-shape="id3" draw:start-glue-point="0" svg:d="M13206 3048v-514h3476v-14" svg:viewBox="0 0 3477 529">
          <text:p/>
        </draw:connector>
        <draw:frame draw:style-name="gr6" draw:text-style-name="P6" draw:layer="layout" svg:width="3.059cm" svg:height="0.564cm" svg:x="12.981cm" svg:y="1.982cm">
          <draw:text-box>
            <text:p text:style-name="P5"><text:span text:style-name="T5">Response Complete</text:span></text:p>
          </draw:text-box>
        </draw:frame>
        <draw:connector draw:style-name="gr5" draw:text-style-name="P1" draw:layer="layout" svg:x1="21.206cm" svg:y1="3.048cm" svg:x2="24.644cm" svg:y2="2.545cm" draw:start-shape="id5" draw:start-glue-point="0" svg:d="M21206 3048v-502h3438v-1" svg:viewBox="0 0 3439 504">
          <text:p/>
        </draw:connector>
        <draw:frame draw:style-name="gr6" draw:text-style-name="P6" draw:layer="layout" svg:width="3.059cm" svg:height="0.564cm" svg:x="20.956cm" svg:y="1.983cm">
          <draw:text-box>
            <text:p text:style-name="P5"><text:span text:style-name="T5">Response Complete</text:span></text:p>
          </draw:text-box>
        </draw:frame>
        <draw:connector draw:style-name="gr5" draw:text-style-name="P1" draw:layer="layout" svg:x1="9.226cm" svg:y1="10.366cm" svg:x2="12.625cm" svg:y2="9.877cm" draw:start-shape="id9" draw:start-glue-point="0" svg:d="M9226 10366v-501h3399v12" svg:viewBox="0 0 3400 502">
          <text:p/>
        </draw:connector>
        <draw:frame draw:style-name="gr6" draw:text-style-name="P6" draw:layer="layout" svg:width="3.059cm" svg:height="0.564cm" svg:x="8.987cm" svg:y="9.298cm">
          <draw:text-box>
            <text:p text:style-name="P5"><text:span text:style-name="T5">Response Complete</text:span></text:p>
          </draw:text-box>
        </draw:frame>
        <draw:connector draw:style-name="gr5" draw:text-style-name="P1" draw:layer="layout" svg:x1="17.226cm" svg:y1="10.366cm" svg:x2="20.486cm" svg:y2="9.827cm" draw:start-shape="id7" draw:start-glue-point="0" svg:d="M17226 10366v-520h3260v-19" svg:viewBox="0 0 3261 540">
          <text:p/>
        </draw:connector>
        <draw:frame draw:style-name="gr9" draw:text-style-name="P6" draw:layer="layout" svg:width="3.059cm" svg:height="0.645cm" svg:x="17.018cm" svg:y="9.332cm">
          <draw:text-box>
            <text:p text:style-name="P5"><text:span text:style-name="T5">Response Complete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4:54:25.854954000</meta:creation-date>
    <dc:date>2016-10-19T14:43:00.457066000</dc:date>
    <meta:editing-duration>PT48M4S</meta:editing-duration>
    <meta:editing-cycles>8</meta:editing-cycles>
    <meta:generator>LibreOffice/4.2.6.3$MacOSX_x86 LibreOffice_project/3fd416d4c6db7d3204c17ce57a1d70f6e531ee21</meta:generator>
    <meta:document-statistic meta:object-count="61"/>
  </office:meta>
</office:document-meta>
</file>